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CJK JP DemiLight" svg:font-family="'Noto Sans CJK JP Demi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draw:fill="none" draw:fill-color="#ffffff" draw:textarea-vertical-align="middle" fo:min-height="11.93cm"/>
    </style:style>
    <style:style style:name="gr3" style:family="graphic" style:parent-style-name="standard" style:list-style-name="L2">
      <style:graphic-properties draw:stroke="none" draw:fill="none" draw:fill-color="#ffffff" draw:auto-grow-height="false" draw:fit-to-size="shrink-to-fit" fo:min-height="11.93cm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notes">
      <style:graphic-properties draw:fill-color="#ffffff" draw:auto-grow-height="true" fo:min-height="12.572cm"/>
    </style:style>
    <style:style style:name="pr3" style:family="presentation" style:parent-style-name="Impress-title">
      <style:graphic-properties fo:min-height="4cm"/>
    </style:style>
    <style:style style:name="pr4" style:family="presentation" style:parent-style-name="Impress-outline1">
      <style:graphic-properties fo:min-height="11.93cm"/>
    </style:style>
    <style:style style:name="pr5" style:family="presentation" style:parent-style-name="Impress-notes">
      <style:graphic-properties draw:fill-color="#ffffff" fo:min-height="12.572cm"/>
    </style:style>
    <style:style style:name="pr6" style:family="presentation" style:parent-style-name="Impress-outline1">
      <style:graphic-properties fo:min-height="5.559cm"/>
    </style:style>
    <style:style style:name="pr7" style:family="presentation" style:parent-style-name="Impress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text-properties fo:font-size="26.3999996185303pt"/>
    </style:style>
    <style:style style:name="P5" style:family="paragraph">
      <loext:graphic-properties draw:fill="none" draw:fill-color="#ffffff"/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draw:frame presentation:style-name="pr1" draw:layer="layout" svg:width="23.8cm" svg:height="4cm" svg:x="2.2cm" svg:y="11.4cm" presentation:class="title">
          <draw:text-box>
            <text:p>Fugitive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>
        <draw:frame draw:style-name="gr2" draw:text-style-name="P2" draw:layer="layout" svg:width="23.8cm" svg:height="12.18cm" svg:x="2.2cm" svg:y="16.4cm">
          <draw:text-box>
            <text:p/>
          </draw:text-box>
        </draw:frame>
        <draw:frame presentation:style-name="pr3" draw:layer="layout" svg:width="23.8cm" svg:height="4cm" svg:x="2.2cm" svg:y="11.4cm" presentation:class="title" presentation:user-transformed="true">
          <draw:text-box>
            <text:p>Fugitive.vim</text:p>
          </draw:text-box>
        </draw:frame>
        <draw:frame presentation:style-name="pr4" draw:layer="layout" svg:width="23.8cm" svg:height="12.18cm" svg:x="2.2cm" svg:y="16.4cm" presentation:class="outline" presentation:user-transformed="true">
          <draw:text-box>
            <text:p>A git wrapper so awesome, it should be illegal</text:p>
            <text:p text:style-name="P3"><text:span text:style-name="T1">Tim Pop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3T34">
        <draw:frame presentation:style-name="pr1" draw:layer="layout" svg:width="23.8cm" svg:height="4cm" svg:x="2.2cm" svg:y="11.4cm" presentation:class="title">
          <draw:text-box>
            <text:p>git</text:p>
          </draw:text-box>
        </draw:frame>
        <draw:frame presentation:style-name="pr4" draw:layer="layout" svg:width="7.663cm" svg:height="5.809cm" svg:x="2.2cm" svg:y="16.4cm" presentation:class="outline">
          <draw:text-box>
            <text:list text:style-name="L2">
              <text:list-item>
                <text:p>!git</text:p>
              </text:list-item>
            </text:list>
          </draw:text-box>
        </draw:frame>
        <draw:frame presentation:style-name="pr4" draw:layer="layout" svg:width="7.663cm" svg:height="5.809cm" svg:x="10.247cm" svg:y="16.4cm" presentation:class="outline">
          <draw:text-box>
            <text:list text:style-name="L2">
              <text:list-item>
                <text:p>checkout</text:p>
              </text:list-item>
              <text:list-item>
                <text:p>push</text:p>
              </text:list-item>
              <text:list-item>
                <text:p>pull</text:p>
              </text:list-item>
            </text:list>
          </draw:text-box>
        </draw:frame>
        <draw:frame presentation:style-name="pr6" draw:layer="layout" svg:width="7.663cm" svg:height="5.809cm" svg:x="18.294cm" svg:y="16.4cm" presentation:class="outline">
          <draw:text-box>
            <text:list text:style-name="L2">
              <text:list-item>
                <text:p>diff</text:p>
              </text:list-item>
              <text:list-item>
                <text:p>merge</text:p>
              </text:list-item>
              <text:list-item>
                <text:p>etc</text:p>
              </text:list-item>
            </text:list>
          </draw:text-box>
        </draw:frame>
        <draw:frame presentation:style-name="pr6" draw:layer="layout" svg:width="7.663cm" svg:height="5.809cm" svg:x="18.294cm" svg:y="22.762cm" presentation:class="outline" presentation:placeholder="true">
          <draw:text-box/>
        </draw:frame>
        <draw:frame presentation:style-name="pr6" draw:layer="layout" svg:width="7.663cm" svg:height="5.809cm" svg:x="10.247cm" svg:y="22.762cm" presentation:class="outline" presentation:placeholder="true">
          <draw:text-box/>
        </draw:frame>
        <draw:frame presentation:style-name="pr6" draw:layer="layout" svg:width="7.663cm" svg:height="5.809cm" svg:x="2.2cm" svg:y="22.762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3T34">
        <draw:frame presentation:style-name="pr1" draw:layer="layout" svg:width="23.8cm" svg:height="4cm" svg:x="2.2cm" svg:y="11.4cm" presentation:class="title">
          <draw:text-box>
            <text:p>git</text:p>
          </draw:text-box>
        </draw:frame>
        <draw:frame presentation:style-name="pr4" draw:layer="layout" svg:width="7.663cm" svg:height="5.809cm" svg:x="2.2cm" svg:y="16.4cm" presentation:class="outline">
          <draw:text-box>
            <text:list text:style-name="L2">
              <text:list-item>
                <text:p>Git</text:p>
              </text:list-item>
            </text:list>
          </draw:text-box>
        </draw:frame>
        <draw:frame presentation:style-name="pr4" draw:layer="layout" svg:width="7.663cm" svg:height="5.809cm" svg:x="10.247cm" svg:y="16.4cm" presentation:class="outline">
          <draw:text-box>
            <text:list text:style-name="L2">
              <text:list-item>
                <text:p>checkout</text:p>
              </text:list-item>
              <text:list-item>
                <text:p>push</text:p>
              </text:list-item>
              <text:list-item>
                <text:p>pull</text:p>
              </text:list-item>
            </text:list>
          </draw:text-box>
        </draw:frame>
        <draw:frame presentation:style-name="pr6" draw:layer="layout" svg:width="7.663cm" svg:height="5.809cm" svg:x="18.294cm" svg:y="16.4cm" presentation:class="outline">
          <draw:text-box>
            <text:list text:style-name="L2">
              <text:list-item>
                <text:p>diff</text:p>
              </text:list-item>
              <text:list-item>
                <text:p>merge</text:p>
              </text:list-item>
              <text:list-item>
                <text:p>etc</text:p>
              </text:list-item>
            </text:list>
          </draw:text-box>
        </draw:frame>
        <draw:frame presentation:style-name="pr6" draw:layer="layout" svg:width="7.663cm" svg:height="5.809cm" svg:x="18.294cm" svg:y="22.762cm" presentation:class="outline" presentation:placeholder="true">
          <draw:text-box/>
        </draw:frame>
        <draw:frame presentation:style-name="pr6" draw:layer="layout" svg:width="7.663cm" svg:height="5.809cm" svg:x="10.247cm" svg:y="22.762cm" presentation:class="outline" presentation:placeholder="true">
          <draw:text-box/>
        </draw:frame>
        <draw:frame presentation:style-name="pr6" draw:layer="layout" svg:width="7.663cm" svg:height="5.809cm" svg:x="2.2cm" svg:y="22.762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2T1">
        <draw:frame presentation:style-name="pr1" draw:layer="layout" svg:width="23.8cm" svg:height="4cm" svg:x="2.2cm" svg:y="11.4cm" presentation:class="title">
          <draw:text-box>
            <text:p>pull</text:p>
          </draw:text-box>
        </draw:frame>
        <draw:frame presentation:style-name="pr7" draw:layer="layout" svg:width="23.8cm" svg:height="12.18cm" svg:x="2.2cm" svg:y="16.4cm" presentation:class="outline">
          <draw:text-box>
            <text:list text:style-name="L2">
              <text:list-item>
                <text:p>Gpull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2T1">
        <draw:frame presentation:style-name="pr1" draw:layer="layout" svg:width="23.8cm" svg:height="4cm" svg:x="2.2cm" svg:y="11.4cm" presentation:class="title">
          <draw:text-box>
            <text:p>push</text:p>
          </draw:text-box>
        </draw:frame>
        <draw:frame presentation:style-name="pr7" draw:layer="layout" svg:width="23.8cm" svg:height="12.18cm" svg:x="2.2cm" svg:y="16.4cm" presentation:class="outline">
          <draw:text-box>
            <text:list text:style-name="L2">
              <text:list-item>
                <text:p>Gpush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2T1">
        <draw:frame presentation:style-name="pr1" draw:layer="layout" svg:width="23.8cm" svg:height="4cm" svg:x="2.2cm" svg:y="11.4cm" presentation:class="title">
          <draw:text-box>
            <text:p>checkout</text:p>
          </draw:text-box>
        </draw:frame>
        <draw:frame presentation:style-name="pr7" draw:layer="layout" svg:width="23.8cm" svg:height="12.18cm" svg:x="2.2cm" svg:y="16.4cm" presentation:class="outline">
          <draw:text-box>
            <text:list text:style-name="L2">
              <text:list-item>
                <text:p>Git checkou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4T3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diff</text:p>
          </draw:text-box>
        </draw:frame>
        <draw:frame presentation:style-name="pr7" draw:layer="layout" svg:width="11.614cm" svg:height="12.18cm" svg:x="2.2cm" svg:y="16.4cm" presentation:class="outline">
          <draw:text-box>
            <text:list text:style-name="L2">
              <text:list-item>
                <text:p>Git <text:span text:style-name="T2">diff</text:span></text:p>
              </text:list-item>
            </text:list>
          </draw:text-box>
        </draw:frame>
        <draw:frame presentation:style-name="pr4" draw:layer="layout" svg:width="11.614cm" svg:height="12.18cm" svg:x="14.396cm" svg:y="16.4cm" presentation:class="outline">
          <draw:text-box>
            <text:list text:style-name="L2">
              <text:list-item>
                <text:p>Gdiff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2T1">
        <draw:frame presentation:style-name="pr1" draw:layer="layout" svg:width="23.8cm" svg:height="4cm" svg:x="2.2cm" svg:y="11.4cm" presentation:class="title">
          <draw:text-box>
            <text:p>commit</text:p>
          </draw:text-box>
        </draw:frame>
        <draw:frame presentation:style-name="pr7" draw:layer="layout" svg:width="23.8cm" svg:height="12.18cm" svg:x="2.2cm" svg:y="16.4cm" presentation:class="outline">
          <draw:text-box>
            <text:list text:style-name="L2">
              <text:list-item>
                <text:p>Gcommi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2T1">
        <draw:frame presentation:style-name="pr1" draw:layer="layout" svg:width="23.8cm" svg:height="4cm" svg:x="2.2cm" svg:y="11.4cm" presentation:class="title">
          <draw:text-box>
            <text:p>status</text:p>
          </draw:text-box>
        </draw:frame>
        <draw:frame presentation:style-name="pr7" draw:layer="layout" svg:width="23.8cm" svg:height="12.18cm" svg:x="2.2cm" svg:y="16.4cm" presentation:class="outline">
          <draw:text-box>
            <text:list text:style-name="L2">
              <text:list-item>
                <text:p>Gstatu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mpress" presentation:presentation-page-layout-name="AL5T33">
        <draw:frame presentation:style-name="pr1" draw:layer="layout" svg:width="23.8cm" svg:height="4cm" svg:x="2.2cm" svg:y="11.4cm" presentation:class="title">
          <draw:text-box>
            <text:p>status</text:p>
          </draw:text-box>
        </draw:frame>
        <draw:frame presentation:style-name="pr4" draw:layer="layout" svg:width="7.663cm" svg:height="5.809cm" svg:x="2.2cm" svg:y="16.4cm" presentation:class="outline">
          <draw:text-box>
            <text:list text:style-name="L2">
              <text:list-item>
                <text:p><text:s/>- / visual / n-</text:p>
              </text:list-item>
              <text:list-item>
                <text:p><text:s/>C-n C-p</text:p>
              </text:list-item>
              <text:list-item>
                <text:p><text:s/>cc/C </text:p>
              </text:list-item>
            </text:list>
          </draw:text-box>
        </draw:frame>
        <draw:frame draw:style-name="gr3" draw:text-style-name="P5" draw:layer="layout" svg:width="23.8cm" svg:height="12.18cm" svg:x="2.2cm" svg:y="16.4cm">
          <draw:text-box>
            <text:p/>
          </draw:text-box>
        </draw:frame>
        <draw:frame presentation:style-name="pr4" draw:layer="layout" svg:width="7.663cm" svg:height="5.809cm" svg:x="10.247cm" svg:y="16.4cm" presentation:class="outline" presentation:user-transformed="true">
          <draw:text-box>
            <text:list text:style-name="L2">
              <text:list-item>
                <text:p>ca</text:p>
              </text:list-item>
              <text:list-item>
                <text:p><text:s/>cA</text:p>
              </text:list-item>
              <text:list-item>
                <text:p><text:s/>D</text:p>
              </text:list-item>
              <text:list-item>
                <text:p/>
              </text:list-item>
            </text:list>
          </draw:text-box>
        </draw:frame>
        <draw:frame presentation:style-name="pr6" draw:layer="layout" svg:width="7.663cm" svg:height="5.809cm" svg:x="18.294cm" svg:y="16.4cm" presentation:class="outline">
          <draw:text-box>
            <text:list text:style-name="L2">
              <text:list-item>
                <text:p><text:s/>git add .</text:p>
              </text:list-item>
              <text:list-item>
                <text:p>C-p (writing)</text:p>
              </text:list-item>
            </text:list>
          </draw:text-box>
        </draw:frame>
        <draw:frame presentation:style-name="pr6" draw:layer="layout" svg:width="7.663cm" svg:height="5.809cm" svg:x="18.294cm" svg:y="22.762cm" presentation:class="outline" presentation:placeholder="true">
          <draw:text-box/>
        </draw:frame>
        <draw:frame presentation:style-name="pr6" draw:layer="layout" svg:width="7.663cm" svg:height="5.809cm" svg:x="10.247cm" svg:y="22.762cm" presentation:class="outline" presentation:placeholder="true">
          <draw:text-box/>
        </draw:frame>
        <draw:frame presentation:style-name="pr6" draw:layer="layout" svg:width="7.663cm" svg:height="5.809cm" svg:x="2.2cm" svg:y="22.762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mpress" presentation:presentation-page-layout-name="AL2T1">
        <draw:frame presentation:style-name="pr1" draw:layer="layout" svg:width="23.8cm" svg:height="4cm" svg:x="2.2cm" svg:y="11.4cm" presentation:class="title">
          <draw:text-box>
            <text:p>mv</text:p>
          </draw:text-box>
        </draw:frame>
        <draw:frame presentation:style-name="pr7" draw:layer="layout" svg:width="23.8cm" svg:height="12.18cm" svg:x="2.2cm" svg:y="16.4cm" presentation:class="outline">
          <draw:text-box>
            <text:list text:style-name="L2">
              <text:list-item>
                <text:p>Gmov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mpress" presentation:presentation-page-layout-name="AL2T1">
        <draw:frame presentation:style-name="pr1" draw:layer="layout" svg:width="23.8cm" svg:height="4cm" svg:x="2.2cm" svg:y="11.4cm" presentation:class="title">
          <draw:text-box>
            <text:p>rm</text:p>
          </draw:text-box>
        </draw:frame>
        <draw:frame presentation:style-name="pr7" draw:layer="layout" svg:width="23.8cm" svg:height="12.18cm" svg:x="2.2cm" svg:y="16.4cm" presentation:class="outline">
          <draw:text-box>
            <text:list text:style-name="L2">
              <text:list-item>
                <text:p>Gremov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Impress" presentation:presentation-page-layout-name="AL2T1">
        <draw:frame presentation:style-name="pr1" draw:layer="layout" svg:width="23.8cm" svg:height="4cm" svg:x="2.2cm" svg:y="11.4cm" presentation:class="title">
          <draw:text-box>
            <text:p>checkout</text:p>
          </draw:text-box>
        </draw:frame>
        <draw:frame presentation:style-name="pr7" draw:layer="layout" svg:width="23.8cm" svg:height="12.18cm" svg:x="2.2cm" svg:y="16.4cm" presentation:class="outline">
          <draw:text-box>
            <text:list text:style-name="L2">
              <text:list-item>
                <text:p>Gread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Impress" presentation:presentation-page-layout-name="AL2T1">
        <draw:frame presentation:style-name="pr1" draw:layer="layout" svg:width="23.8cm" svg:height="4cm" svg:x="2.2cm" svg:y="11.4cm" presentation:class="title">
          <draw:text-box>
            <text:p>add</text:p>
          </draw:text-box>
        </draw:frame>
        <draw:frame presentation:style-name="pr7" draw:layer="layout" svg:width="23.8cm" svg:height="12.18cm" svg:x="2.2cm" svg:y="16.4cm" presentation:class="outline">
          <draw:text-box>
            <text:list text:style-name="L2">
              <text:list-item>
                <text:p>Gwrit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Impress" presentation:presentation-page-layout-name="AL4T3">
        <draw:frame presentation:style-name="pr1" draw:layer="layout" svg:width="23.8cm" svg:height="4cm" svg:x="2.2cm" svg:y="11.4cm" presentation:class="title">
          <draw:text-box>
            <text:p>index</text:p>
          </draw:text-box>
        </draw:frame>
        <draw:frame presentation:style-name="pr7" draw:layer="layout" svg:width="11.614cm" svg:height="12.18cm" svg:x="2.2cm" svg:y="16.4cm" presentation:class="outline">
          <draw:text-box>
            <text:list text:style-name="L2">
              <text:list-item>
                <text:p>diffget</text:p>
              </text:list-item>
              <text:list-item>
                <text:p>diffput</text:p>
              </text:list-item>
              <text:list-item>
                <text:p>diffupdate</text:p>
              </text:list-item>
            </text:list>
          </draw:text-box>
        </draw:frame>
        <draw:frame presentation:style-name="pr4" draw:layer="layout" svg:width="11.614cm" svg:height="12.18cm" svg:x="14.396cm" svg:y="16.4cm" presentation:class="outline">
          <draw:text-box>
            <text:list text:style-name="L2">
              <text:list-item>
                <text:p>do</text:p>
              </text:list-item>
              <text:list-item>
                <text:p>dp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Impress" presentation:presentation-page-layout-name="AL2T1">
        <draw:frame presentation:style-name="pr3" draw:layer="layout" svg:width="23.8cm" svg:height="4cm" svg:x="2.2cm" svg:y="11.4cm" presentation:class="title" presentation:user-transformed="true">
          <draw:text-box>
            <text:p>merge</text:p>
          </draw:text-box>
        </draw:frame>
        <draw:frame presentation:style-name="pr4" draw:layer="layout" svg:width="23.8cm" svg:height="12.18cm" svg:x="2.2cm" svg:y="16.4cm" presentation:class="outline">
          <draw:text-box>
            <text:list text:style-name="L2">
              <text:list-item>
                <text:p>Gmerg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Impress" presentation:presentation-page-layout-name="AL4T3">
        <draw:frame presentation:style-name="pr1" draw:layer="layout" svg:width="23.8cm" svg:height="4cm" svg:x="2.2cm" svg:y="11.4cm" presentation:class="title">
          <draw:text-box>
            <text:p>show</text:p>
          </draw:text-box>
        </draw:frame>
        <draw:frame presentation:style-name="pr4" draw:layer="layout" svg:width="11.614cm" svg:height="12.18cm" svg:x="2.2cm" svg:y="16.4cm" presentation:class="outline">
          <draw:text-box>
            <text:list text:style-name="L2">
              <text:list-item>
                <text:p>Gedit</text:p>
              </text:list-item>
            </text:list>
          </draw:text-box>
        </draw:frame>
        <draw:frame presentation:style-name="pr4" draw:layer="layout" svg:width="11.614cm" svg:height="12.18cm" svg:x="14.396cm" svg:y="16.4cm" presentation:class="outline">
          <draw:text-box>
            <text:list text:style-name="L2">
              <text:list-item>
                <text:p>Gsplit</text:p>
              </text:list-item>
              <text:list-item>
                <text:p>Gvspli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Impress" presentation:presentation-page-layout-name="AL4T3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log</text:p>
          </draw:text-box>
        </draw:frame>
        <draw:frame presentation:style-name="pr4" draw:layer="layout" svg:width="11.614cm" svg:height="12.18cm" svg:x="2.2cm" svg:y="16.4cm" presentation:class="outline">
          <draw:text-box>
            <text:list text:style-name="L2">
              <text:list-item>
                <text:p>Glog</text:p>
              </text:list-item>
            </text:list>
          </draw:text-box>
        </draw:frame>
        <draw:frame presentation:style-name="pr4" draw:layer="layout" svg:width="11.614cm" svg:height="12.18cm" svg:x="14.396cm" svg:y="16.4cm" presentation:class="outline">
          <draw:text-box>
            <text:list text:style-name="L2">
              <text:list-item>
                <text:p>:cnext</text:p>
              </text:list-item>
              <text:list-item>
                <text:p>:cpreviou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Impress" presentation:presentation-page-layout-name="AL2T1">
        <draw:frame presentation:style-name="pr3" draw:layer="layout" svg:width="23.8cm" svg:height="4cm" svg:x="2.2cm" svg:y="11.4cm" presentation:class="title" presentation:user-transformed="true">
          <draw:text-box>
            <text:p>buffers</text:p>
          </draw:text-box>
        </draw:frame>
        <draw:frame presentation:style-name="pr4" draw:layer="layout" svg:width="23.8cm" svg:height="12.18cm" svg:x="2.2cm" svg:y="16.4cm" presentation:class="outline">
          <draw:text-box>
            <text:list text:style-name="L2">
              <text:list-item>
                <text:p>l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CJK JP DemiLight" svg:font-family="'Noto Sans CJK JP Demi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DemiLight" style:font-family-asian="'Noto Sans CJK JP DemiLight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Noto Sans CJK JP DemiLight" style:font-family-asian="'Noto Sans CJK JP DemiLight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Noto Sans CJK JP DemiLight" style:font-family-asian="'Noto Sans CJK JP DemiLight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Noto Sans CJK JP DemiLight" style:font-family-asian="'Noto Sans CJK JP DemiLight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Noto Sans CJK JP DemiLight" style:font-family-asian="'Noto Sans CJK JP DemiLight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2.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 / </text:span><text:span text:style-name="MT2"><text:page-count>20</text:page-count></text:span></text:p>
        </draw:text-box>
      </draw:frame>
      <draw:custom-shape presentation:style-name="Mpr5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3T13:21:40.110034987</meta:creation-date>
    <dc:date>2015-07-22T19:17:02.185311500</dc:date>
    <meta:editing-duration>P4DT2H17M31S</meta:editing-duration>
    <meta:editing-cycles>19</meta:editing-cycles>
    <meta:generator>LibreOffice/4.4.3.2$Linux_X86_64 LibreOffice_project/650f001681c2a967e7905a12d0b4dda77d6233a1</meta:generator>
    <meta:document-statistic meta:object-count="133"/>
  </office:meta>
</office:document-meta>
</file>